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000000200F7D31B18A7C9DF16.png" manifest:media-type="image/png"/>
  <manifest:file-entry manifest:full-path="Pictures/100000000000020000000200B629227AE88594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48601d" officeooo:paragraph-rsid="0005b6e1" style:font-size-asian="16pt" style:font-weight-asian="bold" style:font-size-complex="16pt" style:font-weight-complex="bold"/>
    </style:style>
    <style:style style:name="T1" style:family="text">
      <style:text-properties officeooo:rsid="004b44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5</text:span>: Verborse</text:p>
      <text:p text:style-name="P1"/>
      <text:p text:style-name="P1"/>
      <text:p text:style-name="P1">Verbose = 1 <text:s text:c="44"/>Verbose = Algorithm = 500</text:p>
      <text:p text:style-name="P1"><draw:frame draw:style-name="fr1" draw:name="Image38" text:anchor-type="paragraph" svg:x="0.095cm" svg:y="0.471cm" svg:width="6.939cm" svg:height="6.939cm" draw:z-index="0"><draw:image xlink:href="Pictures/100000000000020000000200B629227AE88594BD.png" xlink:type="simple" xlink:show="embed" xlink:actuate="onLoad" loext:mime-type="image/png"/></draw:frame><draw:frame draw:style-name="fr1" draw:name="Image39" text:anchor-type="paragraph" svg:x="9.236cm" svg:y="0.432cm" svg:width="7.056cm" svg:height="7.056cm" draw:z-index="1"><draw:image xlink:href="Pictures/100000000000020000000200F7D31B18A7C9DF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59:41.039082273</meta:creation-date>
    <dc:date>2020-03-12T17:03:28.927046016</dc:date>
    <meta:editing-duration>PT3M48S</meta:editing-duration>
    <meta:editing-cycles>1</meta:editing-cycles>
    <meta:document-statistic meta:table-count="0" meta:image-count="2" meta:object-count="0" meta:page-count="1" meta:paragraph-count="2" meta:word-count="11" meta:character-count="97" meta:non-whitespace-character-count="44"/>
    <meta:generator>LibreOffice/6.1.5.2$Linux_X86_64 LibreOffice_project/10$Build-2</meta:generator>
  </office:meta>
</office:document-meta>
</file>